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1238.23pt" svg:height="622.69pt" svg:x="278.39pt" svg:y="3.77pt">
            <loext:p draw:notify-on-update-of-ranges="results.A1:results.A1 results.A2:results.A162 results.B1:results.B1 results.B2:results.B162 results.C1:results.C1 results.C2:results.C1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oncentração Prevista</text:p>
          </table:table-cell>
          <table:table-cell office:value-type="string" calcext:value-type="string">
            <text:p>Concentração Real (Entrada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581787" calcext:value-type="float">
            <text:p>0.9581787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87557" calcext:value-type="float">
            <text:p>1.87557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753476" calcext:value-type="float">
            <text:p>2.753476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.593161" calcext:value-type="float">
            <text:p>3.593161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.395856" calcext:value-type="float">
            <text:p>4.39585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.162754" calcext:value-type="float">
            <text:p>5.162754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.895015" calcext:value-type="float">
            <text:p>5.895015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.593767" calcext:value-type="float">
            <text:p>6.593767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.260104" calcext:value-type="float">
            <text:p>7.2601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9509" calcext:value-type="float">
            <text:p>7.895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.499756" calcext:value-type="float">
            <text:p>8.49975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9.075107" calcext:value-type="float">
            <text:p>9.075107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9.622116" calcext:value-type="float">
            <text:p>9.622116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0.14173" calcext:value-type="float">
            <text:p>10.14173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.63486" calcext:value-type="float">
            <text:p>10.63486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1.10241" calcext:value-type="float">
            <text:p>11.10241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1.54524" calcext:value-type="float">
            <text:p>11.54524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1.96419" calcext:value-type="float">
            <text:p>11.96419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2.36008" calcext:value-type="float">
            <text:p>12.360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73369" calcext:value-type="float">
            <text:p>12.73369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3.0858" calcext:value-type="float">
            <text:p>13.0858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3.41716" calcext:value-type="float">
            <text:p>13.41716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3.72848" calcext:value-type="float">
            <text:p>13.72848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4.02047" calcext:value-type="float">
            <text:p>14.02047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4.29381" calcext:value-type="float">
            <text:p>14.29381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4.54916" calcext:value-type="float">
            <text:p>14.54916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4.78717" calcext:value-type="float">
            <text:p>14.78717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5.00846" calcext:value-type="float">
            <text:p>15.00846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5.21363" calcext:value-type="float">
            <text:p>15.2136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40327" calcext:value-type="float">
            <text:p>15.40327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5.57794" calcext:value-type="float">
            <text:p>15.57794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5.7382" calcext:value-type="float">
            <text:p>15.7382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5.88458" calcext:value-type="float">
            <text:p>15.88458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6.0176" calcext:value-type="float">
            <text:p>16.0176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6.13776" calcext:value-type="float">
            <text:p>16.13776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6.24555" calcext:value-type="float">
            <text:p>16.24555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6.34144" calcext:value-type="float">
            <text:p>16.34144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6.4259" calcext:value-type="float">
            <text:p>16.4259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6.49935" calcext:value-type="float">
            <text:p>16.499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56223" calcext:value-type="float">
            <text:p>16.56223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6.61497" calcext:value-type="float">
            <text:p>16.61497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6.65795" calcext:value-type="float">
            <text:p>16.65795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6.69158" calcext:value-type="float">
            <text:p>16.69158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6.71624" calcext:value-type="float">
            <text:p>16.71624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6.73228" calcext:value-type="float">
            <text:p>16.73228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6.74006" calcext:value-type="float">
            <text:p>16.74006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6.73994" calcext:value-type="float">
            <text:p>16.73994</text:p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6.73224" calcext:value-type="float">
            <text:p>16.73224</text:p>
          </table:table-cell>
          <table:table-cell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6.71728" calcext:value-type="float">
            <text:p>16.7172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69538" calcext:value-type="float">
            <text:p>16.69538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6.66683" calcext:value-type="float">
            <text:p>16.66683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6.63194" calcext:value-type="float">
            <text:p>16.63194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6.59099" calcext:value-type="float">
            <text:p>16.59099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6.54424" calcext:value-type="float">
            <text:p>16.54424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6.49197" calcext:value-type="float">
            <text:p>16.49197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6.43443" calcext:value-type="float">
            <text:p>16.43443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6.37186" calcext:value-type="float">
            <text:p>16.37186</text:p>
          </table:table-cell>
          <table:table-cell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6.30452" calcext:value-type="float">
            <text:p>16.30452</text:p>
          </table:table-cell>
          <table:table-cell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6.23262" calcext:value-type="float">
            <text:p>16.2326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1564" calcext:value-type="float">
            <text:p>16.1564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6.07608" calcext:value-type="float">
            <text:p>16.07608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5.99185" calcext:value-type="float">
            <text:p>15.99185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5.90392" calcext:value-type="float">
            <text:p>15.90392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5.81249" calcext:value-type="float">
            <text:p>15.81249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5.71775" calcext:value-type="float">
            <text:p>15.71775</text:p>
          </table:table-cell>
          <table:table-cell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5.61988" calcext:value-type="float">
            <text:p>15.61988</text:p>
          </table:table-cell>
          <table:table-cell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5.51906" calcext:value-type="float">
            <text:p>15.51906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5.41545" calcext:value-type="float">
            <text:p>15.41545</text:p>
          </table:table-cell>
          <table:table-cell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5.30922" calcext:value-type="float">
            <text:p>15.3092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20053" calcext:value-type="float">
            <text:p>15.20053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5.08953" calcext:value-type="float">
            <text:p>15.08953</text:p>
          </table:table-cell>
          <table:table-cell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4.97637" calcext:value-type="float">
            <text:p>14.97637</text:p>
          </table:table-cell>
          <table:table-cell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4.8612" calcext:value-type="float">
            <text:p>14.8612</text:p>
          </table:table-cell>
          <table:table-cell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4.74414" calcext:value-type="float">
            <text:p>14.74414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4.62533" calcext:value-type="float">
            <text:p>14.62533</text:p>
          </table:table-cell>
          <table:table-cell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4.5049" calcext:value-type="float">
            <text:p>14.5049</text:p>
          </table:table-cell>
          <table:table-cell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4.38297" calcext:value-type="float">
            <text:p>14.38297</text:p>
          </table:table-cell>
          <table:table-cell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4.25966" calcext:value-type="float">
            <text:p>14.25966</text:p>
          </table:table-cell>
          <table:table-cell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4.13508" calcext:value-type="float">
            <text:p>14.1350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00935" calcext:value-type="float">
            <text:p>14.009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3.88257" calcext:value-type="float">
            <text:p>13.88257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3.75483" calcext:value-type="float">
            <text:p>13.75483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3.62625" calcext:value-type="float">
            <text:p>13.62625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3.49691" calcext:value-type="float">
            <text:p>13.49691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3.3669" calcext:value-type="float">
            <text:p>13.3669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3.23631" calcext:value-type="float">
            <text:p>13.23631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3.10522" calcext:value-type="float">
            <text:p>13.10522</text:p>
          </table:table-cell>
          <table:table-cell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2.97372" calcext:value-type="float">
            <text:p>12.97372</text:p>
          </table:table-cell>
          <table:table-cell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2.84188" calcext:value-type="float">
            <text:p>12.8418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70977" calcext:value-type="float">
            <text:p>12.70977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2.57747" calcext:value-type="float">
            <text:p>12.57747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2.44505" calcext:value-type="float">
            <text:p>12.44505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2.31256" calcext:value-type="float">
            <text:p>12.31256</text:p>
          </table:table-cell>
          <table:table-cell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2.18008" calcext:value-type="float">
            <text:p>12.18008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2.04766" calcext:value-type="float">
            <text:p>12.04766</text:p>
          </table:table-cell>
          <table:table-cell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1.91535" calcext:value-type="float">
            <text:p>11.91535</text:p>
          </table:table-cell>
          <table:table-cell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1.78322" calcext:value-type="float">
            <text:p>11.78322</text:p>
          </table:table-cell>
          <table:table-cell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1.65132" calcext:value-type="float">
            <text:p>11.65132</text:p>
          </table:table-cell>
          <table:table-cell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1.5197" calcext:value-type="float">
            <text:p>11.519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3884" calcext:value-type="float">
            <text:p>11.3884</text:p>
          </table:table-cell>
          <table:table-cell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1.25747" calcext:value-type="float">
            <text:p>11.25747</text:p>
          </table:table-cell>
          <table:table-cell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1.12695" calcext:value-type="float">
            <text:p>11.12695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0.99689" calcext:value-type="float">
            <text:p>10.99689</text:p>
          </table:table-cell>
          <table:table-cell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0.86733" calcext:value-type="float">
            <text:p>10.86733</text:p>
          </table:table-cell>
          <table:table-cell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0.7383" calcext:value-type="float">
            <text:p>10.7383</text:p>
          </table:table-cell>
          <table:table-cell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0.60984" calcext:value-type="float">
            <text:p>10.60984</text:p>
          </table:table-cell>
          <table:table-cell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0.48198" calcext:value-type="float">
            <text:p>10.48198</text:p>
          </table:table-cell>
          <table:table-cell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0.35476" calcext:value-type="float">
            <text:p>10.35476</text:p>
          </table:table-cell>
          <table:table-cell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0.22821" calcext:value-type="float">
            <text:p>10.2282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10235" calcext:value-type="float">
            <text:p>10.10235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9.977221" calcext:value-type="float">
            <text:p>9.977221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9.852838" calcext:value-type="float">
            <text:p>9.852838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9.729231" calcext:value-type="float">
            <text:p>9.729231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9.606421" calcext:value-type="float">
            <text:p>9.606421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9.484433" calcext:value-type="float">
            <text:p>9.484433</text:p>
          </table:table-cell>
          <table:table-cell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9.363285" calcext:value-type="float">
            <text:p>9.363285</text:p>
          </table:table-cell>
          <table:table-cell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9.242997" calcext:value-type="float">
            <text:p>9.242997</text:p>
          </table:table-cell>
          <table:table-cell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9.123589" calcext:value-type="float">
            <text:p>9.123589</text:p>
          </table:table-cell>
          <table:table-cell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9.005076" calcext:value-type="float">
            <text:p>9.00507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887475" calcext:value-type="float">
            <text:p>8.887475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8.770801" calcext:value-type="float">
            <text:p>8.770801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8.655067" calcext:value-type="float">
            <text:p>8.655067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8.540287" calcext:value-type="float">
            <text:p>8.540287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8.426471" calcext:value-type="float">
            <text:p>8.426471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8.313632" calcext:value-type="float">
            <text:p>8.313632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8.201779" calcext:value-type="float">
            <text:p>8.201779</text:p>
          </table:table-cell>
          <table:table-cell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8.090921" calcext:value-type="float">
            <text:p>8.090921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7.981067" calcext:value-type="float">
            <text:p>7.981067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7.872224" calcext:value-type="float">
            <text:p>7.87222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764398" calcext:value-type="float">
            <text:p>7.764398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7.657596" calcext:value-type="float">
            <text:p>7.657596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7.551823" calcext:value-type="float">
            <text:p>7.551823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7.447084" calcext:value-type="float">
            <text:p>7.447084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7.343382" calcext:value-type="float">
            <text:p>7.343382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7.240721" calcext:value-type="float">
            <text:p>7.240721</text:p>
          </table:table-cell>
          <table:table-cell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7.139104" calcext:value-type="float">
            <text:p>7.139104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7.038532" calcext:value-type="float">
            <text:p>7.038532</text:p>
          </table:table-cell>
          <table:table-cell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6.939007" calcext:value-type="float">
            <text:p>6.939007</text:p>
          </table:table-cell>
          <table:table-cell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6.840531" calcext:value-type="float">
            <text:p>6.84053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743102" calcext:value-type="float">
            <text:p>6.743102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6.646723" calcext:value-type="float">
            <text:p>6.646723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6.551391" calcext:value-type="float">
            <text:p>6.551391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6.457106" calcext:value-type="float">
            <text:p>6.457106</text:p>
          </table:table-cell>
          <table:table-cell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6.363867" calcext:value-type="float">
            <text:p>6.363867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6.271672" calcext:value-type="float">
            <text:p>6.271672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6.180519" calcext:value-type="float">
            <text:p>6.180519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6.090405" calcext:value-type="float">
            <text:p>6.090405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6.001326" calcext:value-type="float">
            <text:p>6.001326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5.913281" calcext:value-type="float">
            <text:p>5.91328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826265" calcext:value-type="float">
            <text:p>5.826265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5.740275" calcext:value-type="float">
            <text:p>5.740275</text:p>
          </table:table-cell>
          <table:table-cell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5.655305" calcext:value-type="float">
            <text:p>5.655305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5.571352" calcext:value-type="float">
            <text:p>5.571352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5.488411" calcext:value-type="float">
            <text:p>5.488411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5.406477" calcext:value-type="float">
            <text:p>5.406477</text:p>
          </table:table-cell>
          <table:table-cell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.325544" calcext:value-type="float">
            <text:p>5.325544</text:p>
          </table:table-cell>
          <table:table-cell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5.245607" calcext:value-type="float">
            <text:p>5.245607</text:p>
          </table:table-cell>
          <table:table-cell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5.16666" calcext:value-type="float">
            <text:p>5.16666</text:p>
          </table:table-cell>
          <table:table-cell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5.088698" calcext:value-type="float">
            <text:p>5.08869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011714" calcext:value-type="float">
            <text:p>5.01171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17:26:58.902613914</dc:date>
    <meta:editing-duration>PT3M19S</meta:editing-duration>
    <meta:editing-cycles>1</meta:editing-cycles>
    <meta:document-statistic meta:table-count="1" meta:cell-count="33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99cc66" draw:fill-color="#99cc6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333333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3.683cm" svg:height="21.968cm" xlink:href=".." xlink:type="simple" chart:class="chart:line" chart:style-name="ch1">
        <chart:title svg:x="11.342cm" svg:y="0.575cm" chart:style-name="ch2">
          <text:p>Evolução da Concentração de Droga na Corrente Sanguínea</text:p>
        </chart:title>
        <chart:legend chart:legend-position="top" svg:x="13.232cm" svg:y="2.073cm" style:legend-expansion="wide" chart:style-name="ch3"/>
        <chart:plot-area chart:style-name="ch4" table:cell-range-address="results.A1:results.C162" chart:data-source-has-labels="both" svg:x="2.271cm" svg:y="3.481cm" svg:width="40.539cm" svg:height="16.68cm">
          <chartooo:coordinate-region svg:x="2.892cm" svg:y="3.633cm" svg:width="39.918cm" svg:height="15.483cm"/>
          <chart:axis chart:dimension="x" chart:name="primary-x" chart:style-name="ch5" chartooo:axis-type="auto">
            <chartooo:date-scale/>
            <chart:title svg:x="21.34cm" svg:y="20.601cm" chart:style-name="ch6">
              <text:p>t (Horas)</text:p>
            </chart:title>
            <chart:categories table:cell-range-address="results.A2:results.A162"/>
          </chart:axis>
          <chart:axis chart:dimension="y" chart:name="primary-y" chart:style-name="ch5">
            <chart:title svg:x="0.451cm" svg:y="13.193cm" chart:style-name="ch7">
              <text:p>c (ng / ml)</text:p>
            </chart:title>
            <chart:grid chart:style-name="ch8" chart:class="major"/>
          </chart:axis>
          <chart:series chart:style-name="ch9" chart:values-cell-range-address="results.B2:results.B162" chart:label-cell-address="results.B1:results.B1" chart:class="chart:line">
            <chart:data-point chart:repeated="161"/>
          </chart:series>
          <chart:series chart:style-name="ch10" chart:values-cell-range-address="results.C2:results.C162" chart:label-cell-address="results.C1:results.C1" chart:class="chart:line">
            <chart:data-point chart:repeated="1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entração Prevista</text:p>
                <draw:g>
                  <svg:desc>results.B1:results.B1</svg:desc>
                </draw:g>
              </table:table-cell>
              <table:table-cell office:value-type="string">
                <text:p>Concentração Real (Entrada)</text:p>
                <draw:g>
                  <svg:desc>results.C1:results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esults.A2:results.A162</svg:desc>
                </draw:g>
              </table:table-cell>
              <table:table-cell office:value-type="float" office:value="0">
                <text:p>0</text:p>
                <draw:g>
                  <svg:desc>results.B2:results.B162</svg:desc>
                </draw:g>
              </table:table-cell>
              <table:table-cell office:value-type="float" office:value="NaN">
                <text:p>NaN</text:p>
                <draw:g>
                  <svg:desc>results.C2:results.C162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581787">
                <text:p>0.9581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87557">
                <text:p>1.87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753476">
                <text:p>2.753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.593161">
                <text:p>3.593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.395856">
                <text:p>4.395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5.162754">
                <text:p>5.162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5.895015">
                <text:p>5.895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6.593767">
                <text:p>6.593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7.260104">
                <text:p>7.260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.89509">
                <text:p>7.895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8.499756">
                <text:p>8.499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9.075107">
                <text:p>9.075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9.622116">
                <text:p>9.622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0.14173">
                <text:p>10.14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0.63486">
                <text:p>10.63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1.10241">
                <text:p>11.10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1.54524">
                <text:p>11.54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1.96419">
                <text:p>11.96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2.36008">
                <text:p>12.36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73369">
                <text:p>12.7336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3.0858">
                <text:p>13.0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3.41716">
                <text:p>13.41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3.72848">
                <text:p>13.72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4.02047">
                <text:p>14.02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4.29381">
                <text:p>14.29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4.54916">
                <text:p>14.54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4.78717">
                <text:p>14.78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5.00846">
                <text:p>15.00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5.21363">
                <text:p>15.21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.40327">
                <text:p>15.4032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5.57794">
                <text:p>15.57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5.7382">
                <text:p>15.7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5.88458">
                <text:p>15.88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6.0176">
                <text:p>16.0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6.13776">
                <text:p>16.13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6.24555">
                <text:p>16.24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6.34144">
                <text:p>16.34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6.4259">
                <text:p>16.4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6.49935">
                <text:p>16.49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.56223">
                <text:p>16.56223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16.61497">
                <text:p>16.61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6.65795">
                <text:p>16.65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16.69158">
                <text:p>16.69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6.71624">
                <text:p>16.71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6.73228">
                <text:p>16.73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6.74006">
                <text:p>16.74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16.73994">
                <text:p>16.73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6.73224">
                <text:p>16.73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16.71728">
                <text:p>16.71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.69538">
                <text:p>16.69538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16.66683">
                <text:p>16.66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6.63194">
                <text:p>16.63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16.59099">
                <text:p>16.59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6.54424">
                <text:p>16.54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6.49197">
                <text:p>16.49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6.43443">
                <text:p>16.43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16.37186">
                <text:p>16.37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6.30452">
                <text:p>16.30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16.23262">
                <text:p>16.23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.1564">
                <text:p>16.1564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16.07608">
                <text:p>16.07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5.99185">
                <text:p>15.99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15.90392">
                <text:p>15.90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5.81249">
                <text:p>15.81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5.71775">
                <text:p>15.71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5.61988">
                <text:p>15.61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15.51906">
                <text:p>15.51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5.41545">
                <text:p>15.41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15.30922">
                <text:p>15.30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.20053">
                <text:p>15.20053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15.08953">
                <text:p>15.08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4.97637">
                <text:p>14.97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14.8612">
                <text:p>14.8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4.74414">
                <text:p>14.74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4.62533">
                <text:p>14.62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4.5049">
                <text:p>14.5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14.38297">
                <text:p>14.38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14.25966">
                <text:p>14.25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14.13508">
                <text:p>14.13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.00935">
                <text:p>14.009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13.88257">
                <text:p>13.88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13.75483">
                <text:p>13.75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13.62625">
                <text:p>13.6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3.49691">
                <text:p>13.49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3.3669">
                <text:p>13.3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13.23631">
                <text:p>13.23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13.10522">
                <text:p>13.10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12.97372">
                <text:p>12.97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.9">
                <text:p>8.9</text:p>
              </table:table-cell>
              <table:table-cell office:value-type="float" office:value="12.84188">
                <text:p>12.84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.70977">
                <text:p>12.70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12.57747">
                <text:p>12.57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12.44505">
                <text:p>12.44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12.31256">
                <text:p>12.31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12.18008">
                <text:p>12.18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2.04766">
                <text:p>12.04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11.91535">
                <text:p>11.91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11.78322">
                <text:p>11.78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11.65132">
                <text:p>11.65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11.5197">
                <text:p>11.5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3884">
                <text:p>11.3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11.25747">
                <text:p>11.25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11.12695">
                <text:p>11.12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10.99689">
                <text:p>10.99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10.86733">
                <text:p>10.86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0.7383">
                <text:p>10.7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10.60984">
                <text:p>10.60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10.48198">
                <text:p>10.48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10.35476">
                <text:p>10.35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10.22821">
                <text:p>10.22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.10235">
                <text:p>10.10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9.977221">
                <text:p>9.977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9.852838">
                <text:p>9.852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9.729231">
                <text:p>9.729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9.606421">
                <text:p>9.606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9.484433">
                <text:p>9.484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9.363285">
                <text:p>9.363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9.242997">
                <text:p>9.242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9.123589">
                <text:p>9.123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9.005076">
                <text:p>9.005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.887475">
                <text:p>8.887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8.770801">
                <text:p>8.770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8.655067">
                <text:p>8.655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8.540287">
                <text:p>8.540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8.426471">
                <text:p>8.426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8.313632">
                <text:p>8.313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8.201779">
                <text:p>8.201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8.090921">
                <text:p>8.090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7.981067">
                <text:p>7.981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7.872224">
                <text:p>7.87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764398">
                <text:p>7.764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7.657596">
                <text:p>7.657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7.551823">
                <text:p>7.551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7.447084">
                <text:p>7.447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7.343382">
                <text:p>7.343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7.240721">
                <text:p>7.240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7.139104">
                <text:p>7.139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7.038532">
                <text:p>7.038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6.939007">
                <text:p>6.939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6.840531">
                <text:p>6.840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.743102">
                <text:p>6.743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6.646723">
                <text:p>6.646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6.551391">
                <text:p>6.551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6.457106">
                <text:p>6.457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6.363867">
                <text:p>6.363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6.271672">
                <text:p>6.271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6.180519">
                <text:p>6.180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6.090405">
                <text:p>6.090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6.001326">
                <text:p>6.001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5.913281">
                <text:p>5.913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826265">
                <text:p>5.826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5.740275">
                <text:p>5.74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5.655305">
                <text:p>5.655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5.571352">
                <text:p>5.571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5.488411">
                <text:p>5.488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5.406477">
                <text:p>5.406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5.325544">
                <text:p>5.325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5.245607">
                <text:p>5.245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5.16666">
                <text:p>5.16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5.088698">
                <text:p>5.088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011714">
                <text:p>5.0117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